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067c" officeooo:paragraph-rsid="000d067c"/>
    </style:style>
    <style:style style:name="P2" style:family="paragraph" style:parent-style-name="Standard">
      <style:text-properties officeooo:rsid="000d91c1" officeooo:paragraph-rsid="000d91c1"/>
    </style:style>
    <style:style style:name="P3" style:family="paragraph" style:parent-style-name="Standard">
      <style:text-properties officeooo:rsid="000f1eef" officeooo:paragraph-rsid="000f1e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2</text:p>
      <text:p text:style-name="P1"/>
      <text:p text:style-name="P1">a)</text:p>
      <text:p text:style-name="P1"/>
      <text:p text:style-name="P1">b) alter table mitarbeiter add column Wohnort CHARACTER(10)</text:p>
      <text:p text:style-name="P1"/>
      <text:p text:style-name="P1">c) alter table mitarbeiter modify column Wohnort CHARACTER(50)</text:p>
      <text:p text:style-name="P1"/>
      <text:p text:style-name="P1">d) INSERT INTO `mitarbeiter`(`Nachname`, `Vorname`, `Gehalt`, `AbteilungID`, `Wohnort`) VALUES ("Müller","Klaus",2500,null,null)</text:p>
      <text:p text:style-name="P1"/>
      <text:p text:style-name="P1">e) INSERT INTO `abteilung`( `Name`) VALUES ("Einkauf")</text:p>
      <text:p text:style-name="P1"/>
      <text:p text:style-name="P1">f) SELECT Nachname, Vorname, Gehalt FROM mitarbeiter ORDER BY Nachname ASC</text:p>
      <text:p text:style-name="P1"/>
      <text:p text:style-name="P1">g) SELECT Nachname, Vorname FROM mitarbeiter WHERE AbteilungID = 1</text:p>
      <text:p text:style-name="P1"/>
      <text:p text:style-name="P1">h) SELECT Nachname, Vorname FROM mitarbeiter WHERE Gehalt &gt;= 2000 AND Gehalt &lt;= 2500</text:p>
      <text:p text:style-name="P1"/>
      <text:p text:style-name="P2">i) SELECT Nachname, Vorname FROM mitarbeiter WHERE Nachname LIKE "Sch%";</text:p>
      <text:p text:style-name="P2"/>
      <text:p text:style-name="P2">j) SELECT Nachname, Vorname FROM mitarbeiter WHERE Nachname LIKE "%mann%"</text:p>
      <text:p text:style-name="P2"/>
      <text:p text:style-name="P2">k) SELECT AVG(Gehalt) FROM mitarbeiter</text:p>
      <text:p text:style-name="P2"/>
      <text:p text:style-name="P2">l) UPDATE mitarbeiter SET Gehalt = Gehalt * 1.15</text:p>
      <text:p text:style-name="P2"/>
      <text:p text:style-name="P3">m) DELETE FROM `mitarbeiter` WHERE Nachname LIKE "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10:12:43.079000000</meta:creation-date>
    <dc:date>2021-03-09T10:34:37.489000000</dc:date>
    <meta:editing-duration>PT1M33S</meta:editing-duration>
    <meta:editing-cycles>1</meta:editing-cycles>
    <meta:document-statistic meta:table-count="0" meta:image-count="0" meta:object-count="0" meta:page-count="1" meta:paragraph-count="14" meta:word-count="113" meta:character-count="820" meta:non-whitespace-character-count="721"/>
    <meta:generator>LibreOffice/6.2.2.2$Windows_X86_64 LibreOffice_project/2b840030fec2aae0fd2658d8d4f9548af4e3518d</meta:generator>
  </office:meta>
</office:document-meta>
</file>